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P6" style:family="paragraph" style:parent-style-name="Standard" style:list-style-name="L3">
      <style:text-properties fo:font-weight="bold" style:font-weight-asian="bold" style:font-weight-complex="bold"/>
    </style:style>
    <style:style style:name="P7" style:family="paragraph" style:parent-style-name="Standard" style:list-style-name="L4">
      <style:text-properties fo:font-weight="bold" style:font-weight-asian="bold" style:font-weight-complex="bold"/>
    </style:style>
    <style:style style:name="P8" style:family="paragraph" style:parent-style-name="Standard" style:list-style-name="L5">
      <style:text-properties fo:font-weight="bold" style:font-weight-asian="bold" style:font-weight-complex="bold"/>
    </style:style>
    <style:style style:name="P9" style:family="paragraph" style:parent-style-name="Standard" style:list-style-name="L6">
      <style:text-properties fo:font-weight="bold" style:font-weight-asian="bold" style:font-weight-complex="bold"/>
    </style:style>
    <style:style style:name="P10" style:family="paragraph" style:parent-style-name="Standard" style:list-style-name="L7">
      <style:text-properties fo:font-weight="bold" style:font-weight-asian="bold" style:font-weight-complex="bold"/>
    </style:style>
    <style:style style:name="P11" style:family="paragraph" style:parent-style-name="Standard" style:list-style-name="L8">
      <style:text-properties fo:font-weight="bold" style:font-weight-asian="bold" style:font-weight-complex="bold"/>
    </style:style>
    <style:style style:name="P12" style:family="paragraph" style:parent-style-name="Standard" style:list-style-name="L9">
      <style:text-properties fo:font-weight="bold" style:font-weight-asian="bold" style:font-weight-complex="bold"/>
    </style:style>
    <style:style style:name="P13" style:family="paragraph" style:parent-style-name="Standard" style:list-style-name="L10">
      <style:text-properties fo:font-weight="bold" style:font-weight-asian="bold" style:font-weight-complex="bold"/>
    </style:style>
    <style:style style:name="P14" style:family="paragraph" style:parent-style-name="Standard" style:list-style-name="L11">
      <style:text-properties fo:font-weight="bold" style:font-weight-asian="bold" style:font-weight-complex="bold"/>
    </style:style>
    <style:style style:name="P15" style:family="paragraph" style:parent-style-name="Standard" style:list-style-name="L12">
      <style:text-properties fo:font-weight="bold" style:font-weight-asian="bold" style:font-weight-complex="bold"/>
    </style:style>
    <style:style style:name="P16" style:family="paragraph" style:parent-style-name="Standard" style:list-style-name="L2"/>
    <style:style style:name="P17"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mani Hicham <text:tab/><text:tab/><text:tab/>Tp4 – Pilotage Led et mémoire</text:p>
      <text:p text:style-name="Standard"/>
      <text:list xml:id="list4243853142661679467" text:style-name="L1">
        <text:list-item>
          <text:p text:style-name="P4">Créez une architecture RTL permettant de faire clignoter une LED (par exemple la led0_r) en utilisant le module Counter_unit du TP2 et une machine à état</text:p>
        </text:list-item>
      </text:list>
      <text:p text:style-name="P1"><draw:frame draw:style-name="fr1" draw:name="images1" text:anchor-type="as-char" svg:width="16.152cm" svg:height="7.026cm" draw:z-index="0"><draw:image xlink:href="https://cdn.discordapp.com/attachments/1100770388377616474/1107582358489677865/image.png" xlink:type="simple" xlink:show="embed" xlink:actuate="onLoad"/></draw:frame> </text:p>
      <text:p text:style-name="P1"/>
      <text:list xml:id="list1885306515115542242" text:style-name="L2">
        <text:list-item>
          <text:p text:style-name="P5">Modifiez votre architecture pour piloter une LED rouge et une LED verte. Lorsque le bouton_0 est appuyé, la LED verte est allumée, sinon la LED rouge est allumée.</text:p>
        </text:list-item>
      </text:list>
      <text:p text:style-name="P1"/>
      <text:list xml:id="list37260519" text:continue-numbering="true" text:style-name="L2">
        <text:list-header>
          <text:p text:style-name="P5"/>
          <text:p text:style-name="P16"><text:span text:style-name="T1"><text:s/></text:span><text:s/><draw:frame draw:style-name="fr1" draw:name="images2" text:anchor-type="as-char" svg:width="13.75cm" svg:height="6.271cm" draw:z-index="1"><draw:image xlink:href="https://cdn.discordapp.com/attachments/1100770388377616474/1107593815423975474/image.png" xlink:type="simple" xlink:show="embed" xlink:actuate="onLoad"/></draw:frame> </text:p>
        </text:list-header>
        <text:list-item>
          <text:p text:style-name="P5">Rédigez le code VHDL de votre architecture. </text:p>
        </text:list-item>
      </text:list>
      <text:p text:style-name="P1"><text:soft-page-break/><draw:frame draw:style-name="fr2" draw:name="images3" text:anchor-type="as-char" svg:width="10.64cm" svg:height="11.116cm" draw:z-index="2"><draw:image xlink:href="https://cdn.discordapp.com/attachments/1100770388377616474/1107661485578145853/image.png" xlink:type="simple" xlink:show="embed" xlink:actuate="onLoad"/></draw:frame> </text:p>
      <text:p text:style-name="P1"><draw:frame draw:style-name="fr2" draw:name="images4" text:anchor-type="as-char" svg:width="10.243cm" svg:height="10.536cm" draw:z-index="3"><draw:image xlink:href="https://cdn.discordapp.com/attachments/1100770388377616474/1107661699772862474/image.png" xlink:type="simple" xlink:show="embed" xlink:actuate="onLoad"/></draw:frame> </text:p>
      <text:p text:style-name="P1"/>
      <text:list xml:id="list2840466850664469403" text:style-name="L3">
        <text:list-item>
          <text:p text:style-name="P6">Réalisez une simulation en rédigeant un testbench. Que se passe-t-il si le bouton est pressé pendant plus d’un cycle d’horloge ?</text:p>
        </text:list-item>
      </text:list>
      <text:p text:style-name="P1"><text:soft-page-break/><draw:frame draw:style-name="fr2" draw:name="images5" text:anchor-type="as-char" svg:width="12.03cm" svg:height="10.283cm" draw:z-index="4"><draw:image xlink:href="https://cdn.discordapp.com/attachments/1100770388377616474/1107662130397851790/image.png" xlink:type="simple" xlink:show="embed" xlink:actuate="onLoad"/></draw:frame> </text:p>
      <text:p text:style-name="P1"><draw:frame draw:style-name="fr2" draw:name="images6" text:anchor-type="as-char" svg:width="6.059cm" svg:height="9.419cm" draw:z-index="5"><draw:image xlink:href="https://cdn.discordapp.com/attachments/1100770388377616474/1107662230532653119/image.png" xlink:type="simple" xlink:show="embed" xlink:actuate="onLoad"/></draw:frame> </text:p>
      <text:p text:style-name="P1"><text:soft-page-break/><draw:frame draw:style-name="fr1" draw:name="images7" text:anchor-type="as-char" svg:width="16.778cm" svg:height="8.084cm" draw:z-index="6"><draw:image xlink:href="https://cdn.discordapp.com/attachments/1100770388377616474/1107661342137143297/image.png" xlink:type="simple" xlink:show="embed" xlink:actuate="onLoad"/></draw:frame> </text:p>
      <text:p text:style-name="P2">On peut voir que lorsque le reset est actif, On reste à l'état éteint. Ensuite tous les front montants de End_counter on passe bien de l'état allumé à l'état éteint. Lorsqu'on appuie sur le bouton la led, change de couleur on peut voir qu'on passe du rouge au vert. On peut voir tous les changements grâce à Led_0. Lorsque LED_0 est à 0, led éteinte. Lorsque LED_0 est à 1, led rouge. Lorsque LED_0 est à 2, led verte. Lorsque l'on reste appuyer sur le bouton pendant plusieurs cycles la led clignote plusieurs fois en vert.<text:line-break/></text:p>
      <text:list xml:id="list6718351343671732094" text:style-name="L4">
        <text:list-item>
          <text:p text:style-name="P7">Que faudrait-il faire pour que la LED ne clignote en vert qu’une seule fois même si le bouton est maintenu ?</text:p>
        </text:list-item>
      </text:list>
      <text:p text:style-name="P2">On change notre condition, au lieu de mettre lorsque bouton est à 1 on est vert. Il faut mettre lorsque l'on a front montant de bouton qu'on est vert sinon rouge. On a donc :</text:p>
      <text:p text:style-name="P1"><draw:frame draw:style-name="fr1" draw:name="images9" text:anchor-type="as-char" svg:width="10.908cm" svg:height="2.688cm" draw:z-index="14"><draw:image xlink:href="https://cdn.discordapp.com/attachments/1100770388377616474/1107663785998700584/image.png" xlink:type="simple" xlink:show="embed" xlink:actuate="onLoad"/></draw:frame> </text:p>
      <text:p text:style-name="P2"/>
      <text:p text:style-name="P2"><text:tab/><text:span text:style-name="T1">6. Ajoutez cette solution à votre architecture RTL </text:span></text:p>
      <text:p text:style-name="P2"><draw:frame draw:style-name="fr1" draw:name="images8" text:anchor-type="as-char" svg:width="12.756cm" svg:height="6.964cm" draw:z-index="7"><draw:image xlink:href="https://cdn.discordapp.com/attachments/1100770388377616474/1107666816513351691/image.png" xlink:type="simple" xlink:show="embed" xlink:actuate="onLoad"/></draw:frame> </text:p>
      <text:p text:style-name="P2"/>
      <text:list xml:id="list3833088916809722118" text:style-name="L5">
        <text:list-item>
          <text:p text:style-name="P8">Mettez à jour votre code VHDL et vérifiez votre résultat à la simulation.</text:p>
        </text:list-item>
      </text:list>
      <text:p text:style-name="P1"><text:soft-page-break/><draw:frame draw:style-name="fr1" draw:name="images10" text:anchor-type="as-char" svg:width="16.572cm" svg:height="8.573cm" draw:z-index="9"><draw:image xlink:href="https://cdn.discordapp.com/attachments/1100770388377616474/1107667687959699587/image.png" xlink:type="simple" xlink:show="embed" xlink:actuate="onLoad"/></draw:frame> </text:p>
      <text:p text:style-name="P1"><draw:frame draw:style-name="fr2" draw:name="images11" text:anchor-type="as-char" svg:width="16.681cm" svg:height="10.901cm" draw:z-index="10"><draw:image xlink:href="https://cdn.discordapp.com/attachments/1100770388377616474/1107668190177271828/image.png" xlink:type="simple" xlink:show="embed" xlink:actuate="onLoad"/></draw:frame> </text:p>
      <text:p text:style-name="P1"><text:soft-page-break/><draw:frame draw:style-name="fr1" draw:name="images12" text:anchor-type="as-char" svg:width="16.88cm" svg:height="8.049cm" draw:z-index="11"><draw:image xlink:href="https://cdn.discordapp.com/attachments/1100770388377616474/1107945018020335666/image.png" xlink:type="simple" xlink:show="embed" xlink:actuate="onLoad"/></draw:frame> </text:p>
      <text:p text:style-name="P1"><draw:frame draw:style-name="fr2" draw:name="images14" text:anchor-type="as-char" svg:width="16.02cm" svg:height="15.344cm" draw:z-index="12"><draw:image xlink:href="https://cdn.discordapp.com/attachments/1100770388377616474/1108049234692948078/image.png" xlink:type="simple" xlink:show="embed" xlink:actuate="onLoad"/></draw:frame> </text:p>
      <text:p text:style-name="P1"/>
      <text:p text:style-name="P1"/>
      <text:p text:style-name="P1"/>
      <text:p text:style-name="P1"/>
      <text:p text:style-name="P1"><text:soft-page-break/><draw:frame draw:style-name="fr2" draw:name="images15" text:anchor-type="as-char" svg:width="16.263cm" svg:height="23.13cm" draw:z-index="27"><draw:image xlink:href="https://cdn.discordapp.com/attachments/1100770388377616474/1108049649249550356/image.png" xlink:type="simple" xlink:show="embed" xlink:actuate="onLoad"/></draw:frame> </text:p>
      <text:p text:style-name="P1"/>
      <text:p text:style-name="P1"/>
      <text:p text:style-name="P1"/>
      <text:p text:style-name="P1"/>
      <text:p text:style-name="P1"/>
      <text:p text:style-name="P1"><text:soft-page-break/></text:p>
      <text:list xml:id="list8312410787128116818" text:style-name="L6">
        <text:list-item>
          <text:p text:style-name="P9">Ajouter la logique nécessaire pour piloter les entrées/sorties de votre module. - Le signal update doit recevoir 1 uniquement lorsque le bouton _0 vient d’être appuyé, maintenir le bouton enfoncé ne doit pas maintenir le signal update à 1 - Le signal color_code doit recevoir soit le code couleur « vert » si le bouton_1 est pressé, il doit recevoir le code couleur « bleu » sinon - Les LED R, G et B sont connectées avec les couleurs respectives de la LED_0</text:p>
        </text:list-item>
      </text:list>
      <text:p text:style-name="P1"><draw:frame draw:style-name="fr1" draw:name="images16" text:anchor-type="as-char" svg:width="16.66cm" svg:height="10.098cm" draw:z-index="13"><draw:image xlink:href="https://cdn.discordapp.com/attachments/1100770388377616474/1108049541451759636/image.png" xlink:type="simple" xlink:show="embed" xlink:actuate="onLoad"/></draw:frame> <text:s/></text:p>
      <text:p text:style-name="P1"/>
      <text:p text:style-name="P1"/>
      <text:p text:style-name="P1"><text:s/></text:p>
      <text:list xml:id="list8632887322453156298" text:style-name="L7">
        <text:list-item>
          <text:p text:style-name="P10">Ecrivez le code VHDL correspondant à votre architecture.</text:p>
        </text:list-item>
      </text:list>
      <text:p text:style-name="Standard"><text:soft-page-break/><text:span text:style-name="T1"><draw:frame draw:style-name="fr2" draw:name="images17" text:anchor-type="as-char" svg:width="11.959cm" svg:height="13.309cm" draw:z-index="15"><draw:image xlink:href="https://cdn.discordapp.com/attachments/1100770388377616474/1108326435476746310/image.png" xlink:type="simple" xlink:show="embed" xlink:actuate="onLoad"/></draw:frame></text:span><text:span text:style-name="T1"> </text:span></text:p>
      <text:p text:style-name="Standard"><text:span text:style-name="T1"><draw:frame draw:style-name="fr2" draw:name="images18" text:anchor-type="as-char" svg:width="13.617cm" svg:height="11.906cm" draw:z-index="16"><draw:image xlink:href="https://cdn.discordapp.com/attachments/1100770388377616474/1108325552928075796/image.png" xlink:type="simple" xlink:show="embed" xlink:actuate="onLoad"/></draw:frame></text:span><text:span text:style-name="T1"> </text:span></text:p>
      <text:list xml:id="list8782258180224859984" text:style-name="L8">
        <text:list-item>
          <text:p text:style-name="P11"><text:soft-page-break/>Ecrivez un testbench pour tester votre design.</text:p>
        </text:list-item>
      </text:list>
      <text:p text:style-name="Standard"><text:span text:style-name="T1"><draw:frame draw:style-name="fr1" draw:name="images19" text:anchor-type="as-char" svg:width="16.637cm" svg:height="21.616cm" draw:z-index="17"><draw:image xlink:href="https://cdn.discordapp.com/attachments/1100770388377616474/1108325629688025158/image.png" xlink:type="simple" xlink:show="embed" xlink:actuate="onLoad"/></draw:frame></text:span><text:span text:style-name="T1"> </text:span></text:p>
      <text:p text:style-name="P1"/>
      <text:p text:style-name="P1"/>
      <text:p text:style-name="P1"/>
      <text:p text:style-name="P1"/>
      <text:p text:style-name="P1"/>
      <text:p text:style-name="P1"/>
      <text:p text:style-name="P1"/>
      <text:p text:style-name="Standard"><text:soft-page-break/><text:span text:style-name="T1"><draw:frame draw:style-name="fr2" draw:name="images20" text:anchor-type="as-char" svg:width="11.389cm" svg:height="11.095cm" draw:z-index="18"><draw:image xlink:href="https://cdn.discordapp.com/attachments/1100770388377616474/1108325712944967732/image.png" xlink:type="simple" xlink:show="embed" xlink:actuate="onLoad"/></draw:frame></text:span><text:span text:style-name="T1"> </text:span></text:p>
      <text:list xml:id="list3284186097524639504" text:style-name="L9">
        <text:list-item>
          <text:p text:style-name="P12">Vérifier votre résultat à la simulation.</text:p>
        </text:list-item>
      </text:list>
      <text:p text:style-name="Standard"><text:span text:style-name="T1"><draw:frame draw:style-name="fr1" draw:name="images21" text:anchor-type="as-char" svg:width="16.902cm" svg:height="8.881cm" draw:z-index="19"><draw:image xlink:href="https://cdn.discordapp.com/attachments/1100770388377616474/1108327349872766976/image.png" xlink:type="simple" xlink:show="embed" xlink:actuate="onLoad"/></draw:frame></text:span><text:span text:style-name="T1"> </text:span></text:p>
      <text:p text:style-name="P1"/>
      <text:p text:style-name="P2">On peut voir que l'on a bien le comportement recherché. Lorsque l'on a un reset actif les leds sont bien éteintes. Lorsque l'on désactive le reset et que le bouton color_code est actif, on est à vert (« 10 ») et qu'on il est inactif on est à bleu (« 11 ») pour la valeur de color_code. Ensuite, si le bouton update est actif data_code_couleur prend la valeur de code_color sinon il reste dans son état. Le changement d'état ne se fait que pour un front montant de Update.</text:p>
      <text:p text:style-name="P2"/>
      <text:p text:style-name="P2"/>
      <text:p text:style-name="Standard"><text:soft-page-break/><text:span text:style-name="T2"><draw:frame draw:style-name="fr1" draw:name="images22" text:anchor-type="as-char" svg:width="16.857cm" svg:height="2.016cm" draw:z-index="20"><draw:image xlink:href="https://cdn.discordapp.com/attachments/1100770388377616474/1108325073296834641/image.png" xlink:type="simple" xlink:show="embed" xlink:actuate="onLoad"/></draw:frame></text:span><text:span text:style-name="T2"> </text:span></text:p>
      <text:p text:style-name="P2">Ensuite on peut voir ici que notre AND entre Data_Code_Couleur et la FSM se fait bien, on bien le comportement de clignotement recherché.</text:p>
      <text:p text:style-name="P2"/>
      <text:list xml:id="list5747271770666016198" text:style-name="L10">
        <text:list-item>
          <text:p text:style-name="P13">Réalisez une synthèse et étudiez le rapport de synthèse, les ressources utilisées doivent correspondre à votre schéma RTL.</text:p>
          <text:p text:style-name="P13"/>
        </text:list-item>
      </text:list>
      <text:p text:style-name="P2">J'ai modifié mon fichier de contrainte :</text:p>
      <text:p text:style-name="P2"/>
      <text:p text:style-name="P1"><draw:frame draw:style-name="fr1" draw:name="images23" text:anchor-type="as-char" svg:width="16.836cm" svg:height="8.017cm" draw:z-index="21"><draw:image xlink:href="https://cdn.discordapp.com/attachments/1100770388377616474/1108331628377407538/image.png" xlink:type="simple" xlink:show="embed" xlink:actuate="onLoad"/></draw:frame> </text:p>
      <text:p text:style-name="P1"/>
      <text:p text:style-name="P1"><draw:frame draw:style-name="fr1" draw:name="images24" text:anchor-type="as-char" svg:width="16.988cm" svg:height="0.688cm" draw:z-index="22"><draw:image xlink:href="https://cdn.discordapp.com/attachments/1100770388377616474/1108331669448048710/image.png" xlink:type="simple" xlink:show="embed" xlink:actuate="onLoad"/></draw:frame></text:p>
      <text:p text:style-name="P1"/>
      <text:p text:style-name="P2">J'obtiens ce schéma RTL :</text:p>
      <text:p text:style-name="P2"/>
      <text:p text:style-name="P2"><draw:frame draw:style-name="fr1" draw:name="images25" text:anchor-type="as-char" svg:width="17.103cm" svg:height="7.957cm" draw:z-index="23"><draw:image xlink:href="https://cdn.discordapp.com/attachments/1100770388377616474/1108332201512280194/image.png" xlink:type="simple" xlink:show="embed" xlink:actuate="onLoad"/></draw:frame></text:p>
      <text:p text:style-name="P2"/>
      <text:p text:style-name="P2"/>
      <text:p text:style-name="P1"><text:soft-page-break/><text:span text:style-name="T2">On a bien 4 entrées, les deux boutons notre clk et le reset. On peut voir que l'on a bien 4 registres sur le schéma, deux pour la gestion du front montant de update et deux autres pour la gestion du color. Il ya également notre module ledDriver et en sortie on peut voir notre led. </text:span><text:s/></text:p>
      <text:p text:style-name="P1"><draw:frame draw:style-name="fr1" draw:name="images27" text:anchor-type="as-char" svg:width="16.845cm" svg:height="9.763cm" draw:z-index="25"><draw:image xlink:href="https://cdn.discordapp.com/attachments/1100770388377616474/1108334725824786484/image.png" xlink:type="simple" xlink:show="embed" xlink:actuate="onLoad"/></draw:frame> </text:p>
      <text:p text:style-name="P2">On peut voir ici l'intérieur de notre module LedDriver, on voit bien nos 3 registres pour la gestion de code couleur, notre compteur_unit et la FSM qui permettent le clignotement des Leds.</text:p>
      <text:p text:style-name="P1"/>
      <text:p text:style-name="P1"><draw:frame draw:style-name="fr2" draw:name="images26" text:anchor-type="as-char" svg:width="9.922cm" svg:height="4.419cm" draw:z-index="24"><draw:image xlink:href="https://cdn.discordapp.com/attachments/1100770388377616474/1108334152278876191/image.png" xlink:type="simple" xlink:show="embed" xlink:actuate="onLoad"/></draw:frame> </text:p>
      <text:p text:style-name="P1"/>
      <text:p text:style-name="P2">Ici on peut voir nos registres et nos Muxes comme sur notre schéma RTL.</text:p>
      <text:p text:style-name="P2"><draw:frame draw:style-name="fr2" draw:name="images28" text:anchor-type="as-char" svg:width="5.08cm" svg:height="6.985cm" draw:z-index="26"><draw:image xlink:href="https://cdn.discordapp.com/attachments/1100770388377616474/1108337146504421386/image.png" xlink:type="simple" xlink:show="embed" xlink:actuate="onLoad"/></draw:frame> </text:p>
      <text:p text:style-name="P2"><text:soft-page-break/>On peut voir que l'on a 4 entrées et 3 sorties. Il y a également nos 36 registres : 26 registres pour le module counter_unit, 6 pour le module led_driver avec la fsm et 4 pour notre dernier projet.</text:p>
      <text:p text:style-name="P2"/>
      <text:list xml:id="list783659106012125453" text:style-name="L11">
        <text:list-item>
          <text:p text:style-name="P14">Effectuez le placement routage et étudiez les rapports</text:p>
        </text:list-item>
      </text:list>
      <text:p text:style-name="P2"><draw:frame draw:style-name="fr2" draw:name="images29" text:anchor-type="as-char" svg:width="16.951cm" svg:height="4.498cm" draw:z-index="8"><draw:image xlink:href="https://cdn.discordapp.com/attachments/1100770388377616474/1108338447049048064/image.png" xlink:type="simple" xlink:show="embed" xlink:actuate="onLoad"/></draw:frame></text:p>
      <text:p text:style-name="P2"><draw:frame draw:style-name="fr1" draw:name="images30" text:anchor-type="as-char" svg:width="16.967cm" svg:height="4.815cm" draw:z-index="28"><draw:image xlink:href="https://cdn.discordapp.com/attachments/1100770388377616474/1108338844505485362/image.png" xlink:type="simple" xlink:show="embed" xlink:actuate="onLoad"/></draw:frame> </text:p>
      <text:p text:style-name="P2">On peut voir que l'on a pas de slack car TNS et THS sont à zéro. Nous n'avons pas de valeur négative donc pas de métastibilité.</text:p>
      <text:p text:style-name="P2"/>
      <text:p text:style-name="P2">Chemin critique :</text:p>
      <text:p text:style-name="P2"><draw:frame draw:style-name="fr1" draw:name="images31" text:anchor-type="as-char" svg:width="16.917cm" svg:height="3.413cm" draw:z-index="29"><draw:image xlink:href="https://cdn.discordapp.com/attachments/1100770388377616474/1108339204049600583/image.png" xlink:type="simple" xlink:show="embed" xlink:actuate="onLoad"/></draw:frame></text:p>
      <text:p text:style-name="P2">On observe que le chemin le plus long est celui du compteur car on passe beaucoup plus de registres.</text:p>
      <text:p text:style-name="P2"><text:s/></text:p>
      <text:list xml:id="list2641844058856353699" text:style-name="L12">
        <text:list-item>
          <text:p text:style-name="P15">Générez le bitstream et vérifiez que vous avez le comportement attendu sur carte.</text:p>
        </text:list-item>
      </text:list>
      <text:p text:style-name="P2">Voir la vidéo.</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icham ATM</meta:initial-creator>
    <meta:creation-date>2023-05-12T16:41:03.33</meta:creation-date>
    <dc:date>2023-05-22T17:00:23.68</dc:date>
    <dc:creator>Hicham ATM</dc:creator>
    <meta:editing-duration>P2DT3H39M3S</meta:editing-duration>
    <meta:editing-cycles>15</meta:editing-cycles>
    <meta:generator>OpenOffice/4.1.11$Win32 OpenOffice.org_project/4111m1$Build-9808</meta:generator>
    <meta:document-statistic meta:table-count="0" meta:image-count="30" meta:object-count="0" meta:page-count="14" meta:paragraph-count="62" meta:word-count="735" meta:character-count="4086"/>
  </office:meta>
</office:document-meta>
</file>